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ffe0c0" officeooo:paragraph-rsid="00fd010c" style:font-size-asian="14pt" style:font-size-complex="14pt"/>
    </style:style>
    <style:style style:name="P6" style:family="paragraph" style:parent-style-name="Standard">
      <style:text-properties fo:font-size="14pt" officeooo:rsid="00ffe0c0" officeooo:paragraph-rsid="00ffe0c0" style:font-size-asian="14pt" style:font-size-complex="14pt"/>
    </style:style>
    <style:style style:name="P7" style:family="paragraph" style:parent-style-name="Standard">
      <style:text-properties fo:font-size="14pt" officeooo:rsid="00ffe0c0" officeooo:paragraph-rsid="010a58d7" style:font-size-asian="14pt" style:font-size-complex="14pt"/>
    </style:style>
    <style:style style:name="P8" style:family="paragraph" style:parent-style-name="Standard">
      <style:text-properties fo:font-size="14pt" officeooo:rsid="00ffe0c0" officeooo:paragraph-rsid="010b562c" style:font-size-asian="14pt" style:font-size-complex="14pt"/>
    </style:style>
    <style:style style:name="P9" style:family="paragraph" style:parent-style-name="Standard">
      <style:text-properties fo:font-size="14pt" officeooo:rsid="00ffe0c0" officeooo:paragraph-rsid="01175757" style:font-size-asian="14pt" style:font-size-complex="14pt"/>
    </style:style>
    <style:style style:name="P10" style:family="paragraph" style:parent-style-name="Standard">
      <style:text-properties fo:font-size="14pt" officeooo:rsid="00ffe0c0" officeooo:paragraph-rsid="0125f8ae" style:font-size-asian="14pt" style:font-size-complex="14pt"/>
    </style:style>
    <style:style style:name="P11" style:family="paragraph" style:parent-style-name="Standard">
      <style:text-properties fo:font-size="14pt" officeooo:rsid="0102c04b" officeooo:paragraph-rsid="0102c04b" style:font-size-asian="14pt" style:font-size-complex="14pt"/>
    </style:style>
    <style:style style:name="P12" style:family="paragraph" style:parent-style-name="Standard">
      <style:text-properties fo:font-size="14pt" officeooo:rsid="0104603e" officeooo:paragraph-rsid="01060e44" style:font-size-asian="14pt" style:font-size-complex="14pt"/>
    </style:style>
    <style:style style:name="P13" style:family="paragraph" style:parent-style-name="Standard">
      <style:text-properties fo:font-size="14pt" officeooo:paragraph-rsid="010a58d7" style:font-size-asian="14pt" style:font-size-complex="14pt"/>
    </style:style>
    <style:style style:name="P14" style:family="paragraph" style:parent-style-name="Standard">
      <style:text-properties fo:font-size="14pt" officeooo:rsid="010a58d7" officeooo:paragraph-rsid="010a58d7" style:font-size-asian="14pt" style:font-size-complex="14pt"/>
    </style:style>
    <style:style style:name="P15" style:family="paragraph" style:parent-style-name="Standard">
      <style:text-properties fo:font-size="14pt" officeooo:rsid="010b562c" officeooo:paragraph-rsid="010b562c" style:font-size-asian="14pt" style:font-size-complex="14pt"/>
    </style:style>
    <style:style style:name="P16" style:family="paragraph" style:parent-style-name="Standard">
      <style:text-properties fo:font-size="14pt" officeooo:rsid="010d765e" officeooo:paragraph-rsid="010d765e" style:font-size-asian="14pt" style:font-size-complex="14pt"/>
    </style:style>
    <style:style style:name="P17" style:family="paragraph" style:parent-style-name="Standard">
      <style:text-properties fo:font-size="14pt" officeooo:rsid="011e1c9c" officeooo:paragraph-rsid="011e1c9c" style:font-size-asian="14pt" style:font-size-complex="14pt"/>
    </style:style>
    <style:style style:name="P18" style:family="paragraph" style:parent-style-name="Standard">
      <style:text-properties fo:font-size="14pt" officeooo:rsid="011e1c9c" officeooo:paragraph-rsid="011fad0f" style:font-size-asian="14pt" style:font-size-complex="14pt"/>
    </style:style>
    <style:style style:name="P19" style:family="paragraph" style:parent-style-name="Standard">
      <style:text-properties fo:font-size="14pt" officeooo:rsid="012a4299" officeooo:paragraph-rsid="012a4299" style:font-size-asian="14pt" style:font-size-complex="14pt"/>
    </style:style>
    <style:style style:name="P20" style:family="paragraph" style:parent-style-name="Standard">
      <style:text-properties fo:font-size="14pt" officeooo:rsid="012acbcf" officeooo:paragraph-rsid="012b9755" style:font-size-asian="14pt" style:font-size-complex="14pt"/>
    </style:style>
    <style:style style:name="P21" style:family="paragraph" style:parent-style-name="Standard">
      <style:text-properties fo:font-size="14pt" officeooo:paragraph-rsid="012b9755" style:font-size-asian="14pt" style:font-size-complex="14pt"/>
    </style:style>
    <style:style style:name="P22" style:family="paragraph" style:parent-style-name="Standard">
      <style:text-properties fo:font-size="14pt" officeooo:rsid="012b9755" officeooo:paragraph-rsid="012b9755" style:font-size-asian="14pt" style:font-size-complex="14pt"/>
    </style:style>
    <style:style style:name="P23" style:family="paragraph" style:parent-style-name="Standard">
      <style:text-properties fo:font-size="14pt" officeooo:rsid="012c5352" officeooo:paragraph-rsid="012c5352" style:font-size-asian="14pt" style:font-size-complex="14pt"/>
    </style:style>
    <style:style style:name="P24" style:family="paragraph" style:parent-style-name="Standard">
      <style:text-properties fo:font-size="14pt" fo:font-style="italic" style:font-size-asian="14pt" style:font-style-asian="italic" style:font-size-complex="14pt" style:font-style-complex="italic"/>
    </style:style>
    <style:style style:name="P2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Standard">
      <style:paragraph-properties fo:text-align="center" style:justify-single-word="false"/>
      <style:text-properties fo:font-size="20pt" fo:font-weight="bold" officeooo:paragraph-rsid="00ffe0c0" style:font-size-asian="20pt" style:font-weight-asian="bold" style:font-size-complex="20pt" style:font-weight-complex="bold"/>
    </style:style>
    <style:style style:name="P27" style:family="paragraph" style:parent-style-name="Standard">
      <style:paragraph-properties fo:text-align="center" style:justify-single-word="false"/>
      <style:text-properties fo:font-size="20pt" fo:font-weight="bold" officeooo:paragraph-rsid="010a58d7" style:font-size-asian="20pt" style:font-weight-asian="bold" style:font-size-complex="20pt" style:font-weight-complex="bold"/>
    </style:style>
    <style:style style:name="P28" style:family="paragraph" style:parent-style-name="Standard">
      <style:paragraph-properties fo:text-align="center" style:justify-single-word="false"/>
      <style:text-properties fo:font-size="20pt" fo:font-weight="bold" officeooo:paragraph-rsid="010b562c" style:font-size-asian="20pt" style:font-weight-asian="bold" style:font-size-complex="20pt" style:font-weight-complex="bold"/>
    </style:style>
    <style:style style:name="P29" style:family="paragraph" style:parent-style-name="Standard">
      <style:paragraph-properties fo:text-align="center" style:justify-single-word="false"/>
      <style:text-properties fo:font-size="20pt" fo:font-weight="bold" officeooo:paragraph-rsid="01175757" style:font-size-asian="20pt" style:font-weight-asian="bold" style:font-size-complex="20pt" style:font-weight-complex="bold"/>
    </style:style>
    <style:style style:name="P30" style:family="paragraph" style:parent-style-name="Standard">
      <style:paragraph-properties fo:text-align="center" style:justify-single-word="false"/>
      <style:text-properties fo:font-size="20pt" fo:font-weight="bold" officeooo:paragraph-rsid="0125f8ae" style:font-size-asian="20pt" style:font-weight-asian="bold" style:font-size-complex="20pt" style:font-weight-complex="bold"/>
    </style:style>
    <style:style style:name="P31" style:family="paragraph" style:parent-style-name="Standard">
      <style:paragraph-properties fo:text-align="center" style:justify-single-word="false"/>
      <style:text-properties fo:font-size="20pt" fo:font-weight="bold" officeooo:paragraph-rsid="012b9755" style:font-size-asian="20pt" style:font-weight-asian="bold" style:font-size-complex="20pt" style:font-weight-complex="bold"/>
    </style:style>
    <style:style style:name="P32" style:family="paragraph" style:parent-style-name="Standard">
      <style:text-properties style:text-position="0% 100%" fo:font-size="14pt" officeooo:rsid="00ffe0c0" officeooo:paragraph-rsid="00ffe0c0" style:font-size-asian="14pt" style:font-size-complex="14pt"/>
    </style:style>
    <style:style style:name="P33" style:family="paragraph" style:parent-style-name="Standard">
      <style:text-properties style:text-position="0% 100%" fo:font-size="14pt" officeooo:rsid="01060e44" officeooo:paragraph-rsid="01060e44" style:font-size-asian="14pt" style:font-size-complex="14pt"/>
    </style:style>
    <style:style style:name="P34" style:family="paragraph" style:parent-style-name="Standard">
      <style:text-properties style:text-position="0% 100%" fo:font-size="14pt" officeooo:rsid="01080104" officeooo:paragraph-rsid="01080104" style:font-size-asian="14pt" style:font-size-complex="14pt"/>
    </style:style>
    <style:style style:name="P35" style:family="paragraph" style:parent-style-name="Standard">
      <style:text-properties style:text-position="0% 100%" fo:font-size="14pt" officeooo:rsid="01234795" officeooo:paragraph-rsid="012485cd" style:font-size-asian="14pt" style:font-size-complex="14pt"/>
    </style:style>
    <style:style style:name="P36" style:family="paragraph" style:parent-style-name="Standard">
      <style:text-properties style:text-position="0% 100%" fo:font-size="14pt" officeooo:rsid="012485cd" officeooo:paragraph-rsid="012485cd" style:font-size-asian="14pt" style:font-size-complex="14pt"/>
    </style:style>
    <style:style style:name="P37" style:family="paragraph" style:parent-style-name="Standard">
      <style:text-properties style:text-position="0% 100%" fo:font-size="14pt" officeooo:rsid="0122a740" officeooo:paragraph-rsid="0122a740" style:font-size-asian="14pt" style:font-size-complex="14pt"/>
    </style:style>
    <style:style style:name="P38" style:family="paragraph" style:parent-style-name="Standard">
      <style:text-properties style:text-position="0% 100%" fo:font-size="14pt" officeooo:rsid="01276bb4" officeooo:paragraph-rsid="01276bb4" style:font-size-asian="14pt" style:font-size-complex="14pt"/>
    </style:style>
    <style:style style:name="P39" style:family="paragraph" style:parent-style-name="Standard">
      <style:text-properties style:text-position="0% 100%" fo:font-size="14pt" officeooo:rsid="01296698" officeooo:paragraph-rsid="01296698" style:font-size-asian="14pt" style:font-size-complex="14pt"/>
    </style:style>
    <style:style style:name="P40" style:family="paragraph" style:parent-style-name="Standard">
      <style:text-properties style:text-position="0% 100%" fo:font-size="14pt" fo:font-weight="normal" officeooo:rsid="010a58d7" officeooo:paragraph-rsid="010a58d7" style:font-size-asian="14pt" style:font-weight-asian="normal" style:font-size-complex="14pt" style:font-weight-complex="normal"/>
    </style:style>
    <style:style style:name="P41" style:family="paragraph" style:parent-style-name="Standard">
      <style:text-properties style:text-position="0% 100%" fo:font-size="14pt" fo:font-style="italic" style:text-underline-style="solid" style:text-underline-width="auto" style:text-underline-color="font-color" fo:font-weight="bold" officeooo:rsid="01276bb4" officeooo:paragraph-rsid="01276bb4" style:font-size-asian="14pt" style:font-style-asian="italic" style:font-weight-asian="bold" style:font-size-complex="14pt" style:font-style-complex="italic" style:font-weight-complex="bold"/>
    </style:style>
    <style:style style:name="P42" style:family="paragraph" style:parent-style-name="Standard">
      <style:text-properties style:text-position="0% 100%" style:font-name="Liberation Serif" fo:font-size="14pt" fo:font-weight="normal" officeooo:rsid="01148a4e" officeooo:paragraph-rsid="01148a4e" style:font-size-asian="14pt" style:font-weight-asian="normal" style:font-size-complex="14pt" style:font-weight-complex="normal"/>
    </style:style>
    <style:style style:name="P43" style:family="paragraph" style:parent-style-name="Standard">
      <style:text-properties style:text-position="0% 100%" style:font-name="Liberation Serif" fo:font-size="14pt" fo:font-weight="normal" officeooo:rsid="01234795" officeooo:paragraph-rsid="012485cd" style:font-size-asian="14pt" style:font-weight-asian="normal" style:font-size-complex="14pt" style:font-weight-complex="normal"/>
    </style:style>
    <style:style style:name="P44" style:family="paragraph" style:parent-style-name="Standard">
      <style:text-properties style:text-position="0% 100%" style:font-name="Liberation Serif" fo:font-size="14pt" fo:font-weight="normal" officeooo:rsid="012485cd" officeooo:paragraph-rsid="0122a740" style:font-size-asian="14pt" style:font-weight-asian="normal" style:font-size-complex="14pt" style:font-weight-complex="normal"/>
    </style:style>
    <style:style style:name="P45" style:family="paragraph" style:parent-style-name="Standard">
      <style:text-properties style:text-position="0% 100%" style:font-name="Liberation Serif" fo:font-size="14pt" fo:font-weight="normal" officeooo:rsid="012485cd" officeooo:paragraph-rsid="012485cd" style:font-size-asian="14pt" style:font-weight-asian="normal" style:font-size-complex="14pt" style:font-weight-complex="normal"/>
    </style:style>
    <style:style style:name="P46" style:family="paragraph" style:parent-style-name="Standard">
      <style:text-properties style:text-position="0% 100%" style:font-name="Liberation Serif" fo:font-size="14pt" fo:font-weight="normal" officeooo:rsid="0125f8ae" officeooo:paragraph-rsid="0125f8ae" style:font-size-asian="14pt" style:font-weight-asian="normal" style:font-size-complex="14pt" style:font-weight-complex="normal"/>
    </style:style>
    <style:style style:name="P47" style:family="paragraph" style:parent-style-name="Standard">
      <style:text-properties style:text-position="0% 100%" style:font-name="Liberation Serif" fo:font-size="14pt" fo:font-style="normal" fo:font-weight="normal" officeooo:rsid="01276bb4" officeooo:paragraph-rsid="01276bb4" style:font-size-asian="14pt" style:font-style-asian="normal" style:font-weight-asian="normal" style:font-size-complex="14pt" style:font-style-complex="normal" style:font-weight-complex="normal"/>
    </style:style>
    <style:style style:name="P48" style:family="paragraph" style:parent-style-name="Standard">
      <style:text-properties style:text-position="0% 100%" style:font-name="Liberation Serif" fo:font-size="14pt" fo:font-style="normal" style:text-underline-style="none" fo:font-weight="normal" officeooo:rsid="012799e3" officeooo:paragraph-rsid="01276bb4" style:font-size-asian="14pt" style:font-style-asian="normal" style:font-weight-asian="normal" style:font-size-complex="14pt" style:font-style-complex="normal" style:font-weight-complex="normal"/>
    </style:style>
    <style:style style:name="P49" style:family="paragraph" style:parent-style-name="Standard" style:list-style-name="L1">
      <style:text-properties fo:font-size="14pt" officeooo:rsid="012a4299" officeooo:paragraph-rsid="012a4299" style:font-size-asian="14pt" style:font-size-complex="14pt"/>
    </style:style>
    <style:style style:name="P50" style:family="paragraph" style:parent-style-name="Standard" style:list-style-name="L1">
      <style:text-properties fo:font-size="14pt" officeooo:rsid="012acbcf" officeooo:paragraph-rsid="012b9755" style:font-size-asian="14pt" style:font-size-complex="14pt"/>
    </style:style>
    <style:style style:name="P51" style:family="paragraph" style:parent-style-name="Standard" style:list-style-name="L1">
      <style:text-properties fo:font-size="14pt" officeooo:rsid="012b9755" officeooo:paragraph-rsid="012b9755" style:font-size-asian="14pt" style:font-size-complex="14pt"/>
    </style:style>
    <style:style style:name="P52" style:family="paragraph" style:parent-style-name="Standard">
      <style:text-properties fo:font-size="14pt" officeooo:paragraph-rsid="012cdc3f" style:font-size-asian="14pt" style:font-size-complex="14pt"/>
    </style:style>
    <style:style style:name="P53" style:family="paragraph" style:parent-style-name="Standard">
      <style:text-properties fo:font-size="14pt" officeooo:rsid="012cdc3f" officeooo:paragraph-rsid="012cdc3f" style:font-size-asian="14pt" style:font-size-complex="14pt"/>
    </style:style>
    <style:style style:name="P54" style:family="paragraph" style:parent-style-name="Standard">
      <style:paragraph-properties fo:text-align="center" style:justify-single-word="false"/>
      <style:text-properties fo:font-size="20pt" fo:font-weight="bold" officeooo:paragraph-rsid="012cdc3f" style:font-size-asian="20pt" style:font-weight-asian="bold" style:font-size-complex="20pt" style:font-weight-complex="bold"/>
    </style:style>
    <style:style style:name="T1" style:family="text">
      <style:text-properties officeooo:rsid="00c71413"/>
    </style:style>
    <style:style style:name="T2" style:family="text">
      <style:text-properties style:text-position="super 58%"/>
    </style:style>
    <style:style style:name="T3" style:family="text">
      <style:text-properties style:text-position="super 58%" fo:font-weight="normal" style:font-weight-asian="normal" style:font-weight-complex="normal"/>
    </style:style>
    <style:style style:name="T4" style:family="text">
      <style:text-properties style:text-position="super 58%" style:font-name="Liberation Serif" fo:font-weight="normal" style:font-weight-asian="normal" style:font-weight-complex="normal"/>
    </style:style>
    <style:style style:name="T5" style:family="text">
      <style:text-properties style:text-position="super 58%" style:font-name="Liberation Serif" fo:font-weight="normal" officeooo:rsid="012485cd" style:font-weight-asian="normal" style:font-weight-complex="normal"/>
    </style:style>
    <style:style style:name="T6" style:family="text">
      <style:text-properties style:text-position="0% 100%"/>
    </style:style>
    <style:style style:name="T7" style:family="text">
      <style:text-properties style:text-position="0% 100%" officeooo:rsid="0105fb01"/>
    </style:style>
    <style:style style:name="T8" style:family="text">
      <style:text-properties style:text-position="0% 100%" officeooo:rsid="01060e44"/>
    </style:style>
    <style:style style:name="T9" style:family="text">
      <style:text-properties style:text-position="0% 100%" fo:font-weight="normal" style:font-weight-asian="normal" style:font-weight-complex="normal"/>
    </style:style>
    <style:style style:name="T10" style:family="text">
      <style:text-properties style:text-position="0% 100%" fo:font-weight="normal" officeooo:rsid="010b562c" style:font-weight-asian="normal" style:font-weight-complex="normal"/>
    </style:style>
    <style:style style:name="T11" style:family="text">
      <style:text-properties style:text-position="0% 100%" fo:font-weight="bold" style:font-weight-asian="bold" style:font-weight-complex="bold"/>
    </style:style>
    <style:style style:name="T12" style:family="text">
      <style:text-properties style:text-position="0% 100%" officeooo:rsid="010d9a8d"/>
    </style:style>
    <style:style style:name="T13" style:family="text">
      <style:text-properties style:text-position="0% 100%" officeooo:rsid="010dc27e"/>
    </style:style>
    <style:style style:name="T14" style:family="text">
      <style:text-properties style:text-position="0% 100%" officeooo:rsid="01211a09"/>
    </style:style>
    <style:style style:name="T15" style:family="text">
      <style:text-properties style:text-position="0% 100%" style:text-underline-style="solid" style:text-underline-width="auto" style:text-underline-color="font-color" fo:font-weight="bold" style:font-weight-asian="bold" style:font-weight-complex="bold"/>
    </style:style>
    <style:style style:name="T16" style:family="text">
      <style:text-properties style:text-position="0% 100%" style:text-underline-style="solid" style:text-underline-width="auto" style:text-underline-color="font-color" fo:font-weight="bold" officeooo:rsid="0105fb01" style:font-weight-asian="bold" style:font-weight-complex="bold"/>
    </style:style>
    <style:style style:name="T17" style:family="text">
      <style:text-properties style:text-position="0% 100%" style:text-underline-style="solid" style:text-underline-width="auto" style:text-underline-color="font-color" fo:font-weight="bold" officeooo:rsid="0122a740" style:font-weight-asian="bold" style:font-weight-complex="bold"/>
    </style:style>
    <style:style style:name="T18" style:family="text">
      <style:text-properties style:text-position="0% 100%" style:text-underline-style="solid" style:text-underline-width="auto" style:text-underline-color="font-color" fo:font-weight="bold" officeooo:rsid="01211a09" style:font-weight-asian="bold" style:font-weight-complex="bold"/>
    </style:style>
    <style:style style:name="T19" style:family="text">
      <style:text-properties style:text-position="0% 100%" style:text-underline-style="solid" style:text-underline-width="auto" style:text-underline-color="font-color" fo:font-weight="bold" officeooo:rsid="01234795" style:font-weight-asian="bold" style:font-weight-complex="bold"/>
    </style:style>
    <style:style style:name="T20" style:family="text">
      <style:text-properties officeooo:rsid="01060e44"/>
    </style:style>
    <style:style style:name="T21" style:family="text">
      <style:text-properties officeooo:rsid="010a58d7"/>
    </style:style>
    <style:style style:name="T22" style:family="text">
      <style:text-properties fo:font-weight="bold" style:font-weight-asian="bold" style:font-weight-complex="bold"/>
    </style:style>
    <style:style style:name="T23" style:family="text">
      <style:text-properties fo:font-weight="bold" officeooo:rsid="010b562c"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10b562c"/>
    </style:style>
    <style:style style:name="T26" style:family="text">
      <style:text-properties officeooo:rsid="010bc5b1"/>
    </style:style>
    <style:style style:name="T27" style:family="text">
      <style:text-properties officeooo:rsid="010d765e"/>
    </style:style>
    <style:style style:name="T28" style:family="text">
      <style:text-properties officeooo:rsid="010d9451"/>
    </style:style>
    <style:style style:name="T29" style:family="text">
      <style:text-properties officeooo:rsid="01175757"/>
    </style:style>
    <style:style style:name="T30" style:family="text">
      <style:text-properties officeooo:rsid="011d072e"/>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solid" style:text-underline-width="auto" style:text-underline-color="font-color" fo:font-weight="bold" officeooo:rsid="01060e44" style:font-weight-asian="bold" style:font-weight-complex="bold"/>
    </style:style>
    <style:style style:name="T33" style:family="text">
      <style:text-properties style:text-underline-style="solid" style:text-underline-width="auto" style:text-underline-color="font-color" fo:font-weight="bold" officeooo:rsid="01211a09" style:font-weight-asian="bold" style:font-weight-complex="bold"/>
    </style:style>
    <style:style style:name="T34" style:family="text">
      <style:text-properties style:text-underline-style="solid" style:text-underline-width="auto" style:text-underline-color="font-color" fo:font-weight="bold" officeooo:rsid="010c59d9" style:font-weight-asian="bold" style:font-weight-complex="bold"/>
    </style:style>
    <style:style style:name="T35" style:family="text">
      <style:text-properties officeooo:rsid="0122a740"/>
    </style:style>
    <style:style style:name="T36" style:family="text">
      <style:text-properties style:font-name="Liberation Serif"/>
    </style:style>
    <style:style style:name="T37" style:family="text">
      <style:text-properties style:font-name="Liberation Serif" fo:font-weight="normal" style:font-weight-asian="normal" style:font-weight-complex="normal"/>
    </style:style>
    <style:style style:name="T38" style:family="text">
      <style:text-properties style:font-name="Liberation Serif" fo:font-weight="normal" officeooo:rsid="0124728a" style:font-weight-asian="normal" style:font-weight-complex="normal"/>
    </style:style>
    <style:style style:name="T39" style:family="text">
      <style:text-properties style:font-name="Liberation Serif" fo:font-weight="normal" officeooo:rsid="012485cd" style:font-weight-asian="normal" style:font-weight-complex="normal"/>
    </style:style>
    <style:style style:name="T40" style:family="text">
      <style:text-properties style:font-name="Liberation Serif" fo:font-weight="normal" officeooo:rsid="01234795" style:font-weight-asian="normal" style:font-weight-complex="normal"/>
    </style:style>
    <style:style style:name="T41" style:family="text">
      <style:text-properties style:font-name="Liberation Serif" fo:font-style="italic" fo:font-weight="normal" style:font-style-asian="italic" style:font-weight-asian="normal" style:font-style-complex="italic" style:font-weight-complex="normal"/>
    </style:style>
    <style:style style:name="T42" style:family="text">
      <style:text-properties style:font-name="Liberation Serif" fo:font-style="normal" fo:font-weight="normal" style:font-style-asian="normal" style:font-weight-asian="normal" style:font-style-complex="normal" style:font-weight-complex="normal"/>
    </style:style>
    <style:style style:name="T43" style:family="text">
      <style:text-properties style:font-name="Liberation Serif" fo:font-style="normal" fo:font-weight="bold" style:font-style-asian="normal" style:font-weight-asian="bold" style:font-style-complex="normal" style:font-weight-complex="bold"/>
    </style:style>
    <style:style style:name="T44" style:family="text">
      <style:text-properties style:font-name="Liberation Serif" style:text-underline-style="none"/>
    </style:style>
    <style:style style:name="T45" style:family="text">
      <style:text-properties style:font-name="Liberation Serif" style:text-underline-style="none" officeooo:rsid="012799e3"/>
    </style:style>
    <style:style style:name="T46" style:family="text">
      <style:text-properties officeooo:rsid="0125f8ae"/>
    </style:style>
    <style:style style:name="T47" style:family="text">
      <style:text-properties officeooo:rsid="012a4299"/>
    </style:style>
    <style:style style:name="T48" style:family="text">
      <style:text-properties officeooo:rsid="012b9755"/>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officeooo:rsid="012c5352"/>
    </style:style>
    <style:style style:name="T51" style:family="text">
      <style:text-properties officeooo:rsid="012cdc3f"/>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officeooo:rsid="012ed9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Multiple extraction</text:span>.</text:p>
      <text:p text:style-name="P1">Richard Parker <text:span text:style-name="T47">14.5</text:span>.201<text:span text:style-name="T47">9</text:span></text:p>
      <text:p text:style-name="P24"/>
      <text:p text:style-name="P25">Section 1 – Introduction</text:p>
      <text:p text:style-name="P4"/>
      <text:p text:style-name="P19">At present, I am considering a substantial speed-up of the "base-case" of Gaussian elimination - very approximately to do a full echelize (with transformation matrix) on a matrix of dimension around 100 - 1,000. <text:s/>If the DUnpak routines are used, they would be so slow that the use of Albrecht methods would essentially be ruled out - at least for tiny characteristics - as they require a large number of bit extractions. <text:s/>The same sort of techniques may well apply to the multiplication (in Dfmt) of small matrices, to the multiplication of "sparsified" matrices, and to the work with polynomials, though it is the base-case Gaussian that provides the initial target use-case. <text:s/>There are several things to bear in mind.</text:p>
      <text:p text:style-name="P19"/>
      <text:list xml:id="list4483327095547909234" text:style-name="L1">
        <text:list-item>
          <text:p text:style-name="P49">Our routine can be given an array of rows from which the same columns are to be extracted. <text:s/>This allows some pre-processing of the list of columns to choose the fastest method for that particular set of bits, followed by a (possibly unrolled) loop to extract them.</text:p>
        </text:list-item>
        <text:list-item>
          <text:p text:style-name="P49">Usually the bits to be extracted will tend to be consecutive. <text:s/>This will always happen for small matrix multiplication, and when the entries consist of several consecutive bits. <text:s/>Even if this is not guaranteed (e.g. Gaussian mod 2) it may still tend to happen, particularly if random matrices are subjected to Gaussian elimination, as the pivots will be chosen to be the first possible at each stage. <text:s/>Indeed the effect of this can perhaps be enhanced by choosing a few more pivots, picking those that can be extracted most rapidly and keeping the remainder for the next batch. <text:s/>Nevertheless the routine(s) must work in full generality.</text:p>
        </text:list-item>
        <text:list-item>
          <text:p text:style-name="P50">The PEXT instruction, available in BMI2 (class 'i' in meataxe64) enables an arbitrary set of bits, specified by a mask, to be extracted and concatenated from a 64-bit word<text:span text:style-name="T48">, but this is really only useful on Intel chips from Haswell. <text:s/>The Ryzen executes this instruction but very slowly indeed (18 clocks!) and earlier AMD chips do not have the instruction at all.</text:span></text:p>
        </text:list-item>
        <text:list-item>
          <text:p text:style-name="P51">The BEXTR (BMI1) is available and fast on some AMD machines,including lovelace and babage, extracting only a contiguous subset of bits from a 64-bit register (or memory). <text:s/>Again not available on Sandy/Ivy Bridge.</text:p>
        </text:list-item>
        <text:list-item>
          <text:p text:style-name="P51">On all machines, AND and shift can perform the same function as BEXTR</text:p>
        </text:list-item>
      </text:list>
      <text:p text:style-name="P20"/>
      <text:p text:style-name="P31">Section <text:span text:style-name="T48">2</text:span> – <text:span text:style-name="T48">Execution when all bits contiguous.</text:span></text:p>
      <text:p text:style-name="P21"/>
      <text:p text:style-name="P22"><text:soft-page-break/>The case where <text:span text:style-name="T49">all</text:span> the wanted bits are together in memory is quite important, as for multiply it always happens and even for Gaussian it often will happen without special effort, and - with some special effort - its frequency can be increased.<text:span text:style-name="T50"> <text:s/>There seem to be three sub-cases . . .</text:span></text:p>
      <text:p text:style-name="P22"/>
      <text:p text:style-name="P23">1. <text:s/>If 32 bits are extracted which are aligned to a byte boundary, a simple load and store of a 32-bit integer can be done. <text:s/>Word alignment is not a worry. <text:s/>This is probably worth doing, as it is the target of HPMI-based characteristic 2 extractions.</text:p>
      <text:p text:style-name="P23">2. <text:s/>If the machine has BMI1 (from Haswell and Piledriver - all recent machines) the sequence of load (64 bits), BEXTR and store will do the job.</text:p>
      <text:p text:style-name="P23">3. <text:s/>If any number of bits are wanted on any machine, this can be done by a load, an AND, a SHIFT and a store - i.e. we replace the BEXTR by an AND of a pre-computed mask, and a shift. <text:s/>There may be a case for doing a shift of (say) 4 bits specially as a shift by an immediate amount is noticeably faster than a shift by a variable amount on Intel chips.</text:p>
      <text:p text:style-name="P23"/>
      <text:p text:style-name="P54">Section <text:span text:style-name="T51">3</text:span> – <text:span text:style-name="T48">Execution - general case.</text:span></text:p>
      <text:p text:style-name="P52"/>
      <text:p text:style-name="P53">This section considers the general case - bits scattered and an oldish chip. <text:s/>The general plan is to load a word of some length (probably 32 bits), AND with a mask, shift some number of bits and then tack it on to the growing bit-string somehow. <text:s/>Easiest seems to be to build up the answer in the <text:span text:style-name="T49">top</text:span><text:span text:style-name="T52"> 32 bits of the register, so that the shift is always to the left. <text:s/></text:span>We must assume, I think, that the number of masks and shifts exceeds the number of General Purpose Registers, so that we will have to load them. <text:s/>Hence the most general loop looks a bit like this . . .</text:p>
      <text:p text:style-name="P53"/>
      <text:p text:style-name="P53">P23<text:tab/><text:tab/>Load index of word</text:p>
      <text:p text:style-name="P53">P23<text:tab/><text:tab/>Load word</text:p>
      <text:p text:style-name="P53">P23<text:tab/><text:tab/>Load mask</text:p>
      <text:p text:style-name="P53">P0156<text:tab/>AND</text:p>
      <text:p text:style-name="P53">P23<text:tab/><text:tab/>Load shift amount</text:p>
      <text:p text:style-name="P53">3P06<text:tab/><text:tab/>Shift %cl</text:p>
      <text:p text:style-name="P53">P0156<text:tab/>XOR into result</text:p>
      <text:p text:style-name="P53"/>
      <text:p text:style-name="P53">Hence, even fully unrolled, this would be nine mu-ops per string of bits.<text:span text:style-name="T53"> <text:s/>Some loads can be avoided at the start (say) of each loop by holding some indexes, masks and possibly shifts in spare registers, so that short strings might only need six or seven, but the worst case will be something like 320 muops to extract a 32-bit word from totally scattered bits - significantly more than needed to use them - perhaps 100 muops on Haswell.</text:span></text:p>
      <text:p text:style-name="P53"/>
      <text:p text:style-name="P19"/>
      <text:p text:style-name="P4"/>
      <text:p text:style-name="P19">=============End of current pass editing - the rest is ancient junk ==================</text:p>
      <text:p text:style-name="P17"/>
      <text:p text:style-name="P17"/>
      <text:p text:style-name="P18"/>
      <text:p text:style-name="P5"><text:soft-page-break/></text:p>
      <text:p text:style-name="P27">Section <text:span text:style-name="T21">2</text:span> – <text:span text:style-name="T21">Prototypes.</text:span></text:p>
      <text:p text:style-name="P13"/>
      <text:p text:style-name="P14"><text:span text:style-name="T22">int MakeMex(DSPACE * ds, uint64_t </text:span><text:span text:style-name="T23">* </text:span><text:span text:style-name="T22">cols, uint64_t nocols, uint32_t * mex) </text:span>to convert the list <text:span text:style-name="T22">cols</text:span><text:span text:style-name="T24"> of columns, where there are </text:span><text:span text:style-name="T22">nocols</text:span><text:span text:style-name="T24"> in the list, over the space </text:span><text:span text:style-name="T22">ds</text:span><text:span text:style-name="T24"> (and implicitly the field, including the extension/ground flag) and to make an array </text:span><text:span text:style-name="T22">mex</text:span><text:span text:style-name="T24"> of uint32_t values suitable for passing to pcmex to extract those columns. <text:s/>The number of entries occupied in the mex array is returned. <text:s/>In principle, the system is limited to 32-bit returns and vectors that fit in 2</text:span><text:span text:style-name="T3">32</text:span><text:span text:style-name="T9"> bytes, though the exact restrictions are, in some cases, looser. <text:s/>If an invalid call is made, the program will exit.</text:span><text:span text:style-name="T10"> <text:s/>It is not possible to use more than 129 entries in the mex array, and a much smaller maximum can usually be readily computed. <text:s/>The input "cols" array must be sorted into increasing order.</text:span></text:p>
      <text:p text:style-name="P40"/>
      <text:p text:style-name="P14"><text:span text:style-name="T11">uint64_t pcmex(uint32_t mex, Dfmt * a</text:span><text:span text:style-name="T9">) to extract the columns as indicated in the mex array from the vector a and return all the values in the uint64_t as a+bq+cq</text:span><text:span text:style-name="T3">2</text:span><text:span text:style-name="T9">... where q is the order of the field, or the order of the ground field if the space was set to this.</text:span><text:span text:style-name="T10"> <text:s/>The return value is little-endian - the value 'a' corresponds to the first column in the cols array input to MakeMex.</text:span></text:p>
      <text:p text:style-name="P7"/>
      <text:p text:style-name="P28">Section <text:span text:style-name="T25">3</text:span> – <text:span text:style-name="T25">Performance and usage.</text:span></text:p>
      <text:p text:style-name="P8"/>
      <text:p text:style-name="P15">The MakeMex/pcmex routine pair is intended to form a faster way than DUnpak to extract a few entries (or indeed only one) from a vector when the same entry/entries are to be extracted from several vectors. <text:s/>It is particularly fast when complete bytes are to be extracted, and is also fairly fast if consecutive entries (from a single byte) are to be extracted. <text:s/>Hence, for example, the fastest extraction for very small fields are where the 'cols' array specifies precisely that all the entries are to be extracted from a single byte. <text:s/>One primary area of application is expected to be in Gaussian elimination, where a "well-conditioned" matrix is likely to have the pivots consecutive and these can often be arranged to be complete bytes, yet if th matrix is not well-conditioned, we still need the program to work correctly and at good performance.</text:p>
      <text:p text:style-name="P15"/>
      <text:p text:style-name="P16">As a rough guide to performance, it should take about three clocks for a call plus three clocks for each consecutive batch (from a byte) or three clocks per entry (when they take up a whole byte or more). <text:s/>Hence the speedup over DUnpak should range from about the same speed (for uint64_t field elements) through a factor of about 10 (for smallish fields) to a factor approaching 100 (when all 8 bits of a byte are extracted mod 2).</text:p>
      <text:p text:style-name="P5"/>
      <text:p text:style-name="P26">Section <text:span text:style-name="T25">4</text:span> – <text:span text:style-name="T21">pcmex MODEs.</text:span></text:p>
      <text:p text:style-name="P6"/>
      <text:p text:style-name="P6">The first word of the mex array is called the MODE word, and chooses between the various ways in which the extraction is performed. <text:s/>It is often expressed as two hexadecimal digits.</text:p>
      <text:p text:style-name="P6"/>
      <text:p text:style-name="P11">It seems fairly clear that the most important case is the fetching of one or two bytes for the <text:soft-page-break/>Gaussian elimination cleaning of the matrix by a batch of columns, where the batch has been selected from a pool of rows aiming to hit the byte extraction case.<text:span text:style-name="T20"> <text:s/>This is check by the instruction TEST 0x70.</text:span></text:p>
      <text:p text:style-name="P6"/>
      <text:p text:style-name="P6"><text:span text:style-name="T31">MODE</text:span><text:span text:style-name="T32"> (</text:span><text:span text:style-name="T31">01 - 0F</text:span><text:span text:style-name="T32">)</text:span><text:span text:style-name="T33">;</text:span><text:span text:style-name="T20"> </text:span>M<text:span text:style-name="T20"> (Multiplier);</text:span> <text:s/>IX1<text:span text:style-name="T20"> (first byte index); </text:span>IX2<text:span text:style-name="T20"> (second byte index); </text:span><text:s/>. . .</text:p>
      <text:p text:style-name="P6"/>
      <text:p text:style-name="P6">1-15 bytes are extracted as indexed by the byte displacements IX1, IX2 etc. For example if MODE=03 the result is a[IX1]+M*a[IX2]+M<text:span text:style-name="T2">2</text:span><text:span text:style-name="T6">*a[IX3]. <text:s/>If MODE=01 the multiplier is present but not used.</text:span></text:p>
      <text:p text:style-name="P32"/>
      <text:p text:style-name="P33">The second mode of the switch statement is the general case for extracting multiple blocks of<text:span text:style-name="T30"> </text:span>entries from one or more bytes. <text:s/></text:p>
      <text:p text:style-name="P33"/>
      <text:p text:style-name="P43"><text:span text:style-name="T31">MODE (10);</text:span> a[IX1]*M1(64)&gt;&gt;32+{a[IX1+1]*M2(32)*M3(64)&gt;&gt;32}*M4</text:p>
      <text:p text:style-name="P35"><text:span text:style-name="T37">This extracts consecutive entries at the end of one byte and the beginning of the next, saving a multiply (first part is in the high-order position) and an indirection (IX+1 used for the next byte). <text:s/>Hence this important case can be done</text:span><text:span text:style-name="T39"> a bit faster by using mode 10</text:span><text:span text:style-name="T37">. <text:s/>It would normally be the main case used in matrix multiplication and </text:span><text:span text:style-name="T38">polynomials.</text:span></text:p>
      <text:p text:style-name="P36"><text:span text:style-name="T38">M</text:span><text:span text:style-name="T37">odes 11-1F are reserved for future use for other special cases if the need arises.</text:span></text:p>
      <text:p text:style-name="P33"/>
      <text:p text:style-name="P12"><text:span text:style-name="T15">MODE</text:span><text:span text:style-name="T19"> (</text:span><text:span text:style-name="T16">2</text:span><text:span text:style-name="T15">1</text:span><text:span text:style-name="T17">-2F</text:span><text:span text:style-name="T19">)</text:span><text:span text:style-name="T18">;</text:span><text:span text:style-name="T6"> <text:s/>M1</text:span><text:span text:style-name="T14">;</text:span><text:span text:style-name="T6"> </text:span><text:span text:style-name="T12">IX1</text:span><text:span text:style-name="T14">;</text:span><text:span text:style-name="T6"> </text:span><text:span text:style-name="T12">M2</text:span><text:span text:style-name="T14">;</text:span><text:span text:style-name="T13"> &lt;spare&gt;</text:span><text:span text:style-name="T14">;</text:span><text:span text:style-name="T8"> <text:s/></text:span><text:span text:style-name="T6">Return a[IX1]*M1(32)*M2(64)&gt;&gt;32. <text:s/>This can be used to return any subset of consecutive entries from a single byte.</text:span></text:p>
      <text:p text:style-name="P12"><text:span text:style-name="T7">MODE 22-3F </text:span><text:span text:style-name="T6">After this, a sequence of M1</text:span><text:span text:style-name="T14">;</text:span><text:span text:style-name="T6"> </text:span><text:span text:style-name="T13">IX</text:span><text:span text:style-name="T14">;</text:span><text:span text:style-name="T13"> </text:span><text:span text:style-name="T6">M2</text:span><text:span text:style-name="T14">;</text:span><text:span text:style-name="T6"> M3</text:span><text:span text:style-name="T14">;</text:span><text:span text:style-name="T6"> quadruples comes, adding </text:span></text:p>
      <text:p text:style-name="P12"><text:span text:style-name="T6">a[IX]*M1(32)*M2(64)&gt;&gt;32*M3 into the collection.</text:span><text:span text:style-name="T7"> <text:s/>Notice that M3 is 32-bits long</text:span><text:span text:style-name="T14"> (though it is multiplied at 64-bit length)</text:span><text:span text:style-name="T7">, which limits the number of entries that can be accumulated</text:span><text:span text:style-name="T8">, which is anyway limited to 15 blocks. <text:s/>Notice that the IX numbers may not all be distinct, allowing multiple blocks to be extracted from the same byte.</text:span></text:p>
      <text:p text:style-name="P33"/>
      <text:p text:style-name="P34">The <text:span text:style-name="T30">last</text:span> case of the switch statement caters for fields of order at least 257.</text:p>
      <text:p text:style-name="P34"/>
      <text:p text:style-name="P34"><text:span text:style-name="T31">MODE (41-47);</text:span> <text:s/>M1; <text:s/>IX1; <text:s/>IX2; . . . IXN.</text:p>
      <text:p text:style-name="P34">This takes up to seven 16-bit quantities and accumulates them multiplied by powers of M1.</text:p>
      <text:p text:style-name="P34"><text:span text:style-name="T31">MODE (4</text:span><text:span text:style-name="T34">9</text:span><text:span text:style-name="T31">-4</text:span><text:span text:style-name="T34">B</text:span><text:span text:style-name="T31">);</text:span> <text:s/>M1; <text:s/>IX1; <text:s/>IX2; . . . IXN.</text:p>
      <text:p text:style-name="P34">This takes up to three 32-bit quantities and accumulates them multiplied by powers of M1.</text:p>
      <text:p text:style-name="P34"><text:span text:style-name="T31">MODE (4D);</text:span> <text:span text:style-name="T28">&lt;spare&gt;; </text:span>IX1;</text:p>
      <text:p text:style-name="P34">This returns the <text:span text:style-name="T26">64-bit </text:span>entry whose index is IX1.</text:p>
      <text:p text:style-name="P34"><text:span text:style-name="T31">MODE (4E);</text:span><text:span text:style-name="T27"> &lt;spare&gt;; &lt;spare&gt;; <text:s/></text:span>This always returns zero.</text:p>
      <text:p text:style-name="P42"/>
      <text:p text:style-name="P29">Section <text:span text:style-name="T29">5</text:span> –<text:span text:style-name="T35"> Possible later enhancements.</text:span></text:p>
      <text:p text:style-name="P9"/>
      <text:p text:style-name="P37"><text:span text:style-name="T37">At the moment, extraction is limited to vectors of at most 2</text:span><text:span text:style-name="T4">32</text:span><text:span text:style-name="T37"> storage units. <text:s/>This is always sufficient for vectors up to 2</text:span><text:span text:style-name="T4">32</text:span><text:span text:style-name="T37"> dimensions and is probably adequate, but in principle meataxe64 allows for vectors up to 2</text:span><text:span text:style-name="T4">64</text:span><text:span text:style-name="T37"> dimensions, </text:span><text:span text:style-name="T40">and in the end this may become critical.</text:span><text:span text:style-name="T39"> <text:s/>Further modes </text:span><text:soft-page-break/><text:span text:style-name="T39">would need to be added to pcmex if this were required, but at the moment, pcmex is limited to 2</text:span><text:span text:style-name="T5">32</text:span><text:span text:style-name="T39"> storage units.</text:span></text:p>
      <text:p text:style-name="P44"/>
      <text:p text:style-name="P45">It may be possible to speed up important use cases by utilizing modes 11-1F.</text:p>
      <text:p text:style-name="P45"/>
      <text:p text:style-name="P30">Section <text:span text:style-name="T46">6</text:span> –<text:span text:style-name="T35"> MakeMex design.</text:span></text:p>
      <text:p text:style-name="P10"/>
      <text:p text:style-name="P46">The first case to consider is where the field order is 17 or more, in which case there isn't much difficulty. <text:s/>The indexes are simply the column numbers as they came in, and the multiplier is simply the field order. <text:s/>Notice that this is true also in the 16, 32 and 64 bit modes - the indexes are multiplied by 2,4,8 in the addressing modes, so the entries in the mex structure really are the column numbers.</text:p>
      <text:p text:style-name="P46"/>
      <text:p text:style-name="P38"><text:span text:style-name="T37">The remaining cases need the list of column numbers to be pre-processed into byte/displacement/count form. <text:s/>We wish to make a list of the chunks, where each chunk comes from the same byte and is consecutive. <text:s/>We need to know which byte it comes from, how many from the front are </text:span><text:span text:style-name="T41">not</text:span><text:span text:style-name="T42"> included, and how many there are in the chunk. <text:s/>This routine does a switch statement on entbyte, so that division by 3 and 5 are by constants (so that gcc compiles them into Barrett) and that the rest are shifts. <text:s/>No more than 15 chunks will be allowed.</text:span></text:p>
      <text:p text:style-name="P47"/>
      <text:p text:style-name="P39"><text:span text:style-name="T43">int bytedisp(DSPACE * ds, uint64_t *cols, uint64_t nocols, uint64_t *bdisp, int * first, <text:s text:c="4"/>int * len)</text:span><text:span text:style-name="T42"> to take the list of cols, and convert it into a list of "chunks" where each chunk consists of a contiguous set of columns all within the same byte. <text:s/>The "bdisp" is set to the byte displacement of the byte containing the chunk, the corresponding element of the "first" array is set to the position (i.e. col%entbyte) and the corresponding element of the "len" array is set to the number of columns in the chunk. <text:s/>The number of chunks is returned. <text:s text:c="2"/></text:span></text:p>
      <text:p text:style-name="P47"/>
      <text:p text:style-name="P41"><text:span text:style-name="T36">TBD</text:span><text:span text:style-name="T44"> I wonder whether I should be allowing more chunks? <text:s/>There is no shortage of uint32_t values, after all</text:span><text:span text:style-name="T45">.</text:span></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9-05-14T13:16:02.018247997</dc:date>
    <meta:editing-duration>P4DT11H43M13S</meta:editing-duration>
    <meta:editing-cycles>455</meta:editing-cycles>
    <meta:generator>LibreOffice/5.1.6.2$Linux_X86_64 LibreOffice_project/10m0$Build-2</meta:generator>
    <meta:printed-by>User </meta:printed-by>
    <meta:print-date>2012-07-06T16:23:45</meta:print-date>
    <meta:document-statistic meta:table-count="0" meta:image-count="0" meta:object-count="0" meta:page-count="5" meta:paragraph-count="60" meta:word-count="2078" meta:character-count="11753" meta:non-whitespace-character-count="9655"/>
  </office:meta>
</office:document-meta>
</file>